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5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tuce Yii</text:p>
      <text:p text:style-name="P1"/>
      <text:h text:style-name="Heading_20_1" text:outline-level="1">CgridView :</text:h>
      <text:p text:style-name="P3">Id : id permettant de se retrouver dans les colonnes .</text:p>
      <text:p text:style-name="P3">Columns </text:p>
      <text:p text:style-name="P3">name =&gt; nom de la colonne </text:p>
      <text:p text:style-name="P3">value =&gt; valeur affichée</text:p>
      <text:p text:style-name="P3">template=&gt; bouton lier avec le cgridview</text:p>
      <text:p text:style-name="P3">visible que si un utilisateur est un user !</text:p>
      <text:p text:style-name="P3">La variable $data créée par cgridview stocke <text:s/>l'information du modèle </text:p>
      <text:p text:style-name="P3">de chaque ligne du cgridview.</text:p>
      <text:p text:style-name="Standard"/>
      <text:p text:style-name="P2">&lt;?php</text:p>
      <text:p text:style-name="P2">$this-&gt;widget('zii.widgets.grid.CGridView', array(</text:p>
      <text:p text:style-name="P2"><text:s text:c="4"/>'id' =&gt; 'ticket-grid',</text:p>
      <text:p text:style-name="P2"><text:s text:c="4"/>'dataProvider' =&gt; $model-&gt;searchInProgress(),</text:p>
      <text:p text:style-name="P2"><text:s text:c="4"/>// 'filter' =&gt; $model,</text:p>
      <text:p text:style-name="P2"><text:s text:c="4"/>'columns' =&gt; array(</text:p>
      <text:p text:style-name="P2"><text:s text:c="8"/>'id_ticket',</text:p>
      <text:p text:style-name="P2"><text:s text:c="8"/>array(</text:p>
      <text:p text:style-name="P2"><text:s text:c="12"/>'name' =&gt; 'fk_statut',</text:p>
      <text:p text:style-name="P2"><text:s text:c="12"/>'value' =&gt; 'StatutTicket::model()-&gt;findByPk($data-&gt;fk_statut)-&gt;label'</text:p>
      <text:p text:style-name="P2"><text:s text:c="8"/>),</text:p>
      <text:p text:style-name="P2"><text:s text:c="8"/>array(</text:p>
      <text:p text:style-name="P2"><text:s text:c="12"/>'name' =&gt; 'fk_categorie',</text:p>
      <text:p text:style-name="P2"><text:s text:c="12"/>'value' =&gt; 'CategorieIncident::model()-&gt;findByPk($data-&gt;fk_categorie)-&gt;label'),</text:p>
      <text:p text:style-name="P2"><text:s text:c="8"/>array(</text:p>
      <text:p text:style-name="P2"><text:s text:c="12"/>'name' =&gt; 'fk_lieu',</text:p>
      <text:p text:style-name="P2"><text:s text:c="12"/>'value' =&gt; 'Lieu::model()-&gt;findByPk($data-&gt;fk_lieu)-&gt;adresse'),</text:p>
      <text:p text:style-name="P2"><text:s text:c="8"/>array(</text:p>
      <text:p text:style-name="P2"><text:s text:c="12"/>'name' =&gt; 'fk_user',</text:p>
      <text:p text:style-name="P2"><text:s text:c="12"/>'value' =&gt; 'User::model()-&gt;findByPk($data-&gt;fk_user)-&gt;nom'),</text:p>
      <text:p text:style-name="P2"><text:s text:c="8"/>/*</text:p>
      <text:p text:style-name="P2"><text:s text:c="10"/>'commentaire',</text:p>
      <text:p text:style-name="P2"><text:s text:c="10"/>'fk_canal',</text:p>
      <text:p text:style-name="P2"><text:s text:c="9"/>*/</text:p>
      <text:p text:style-name="P2"><text:s text:c="8"/>array</text:p>
      <text:p text:style-name="P2"><text:s text:c="12"/>(</text:p>
      <text:p text:style-name="P2"><text:s text:c="12"/>'class' =&gt; 'CButtonColumn',</text:p>
      <text:p text:style-name="P2"><text:s text:c="12"/>'template' =&gt; '{update} {view}',</text:p>
      <text:p text:style-name="P2"><text:s text:c="12"/>'visible' =&gt; Yii::app()-&gt;session['Utilisateur'] == 'User'</text:p>
      <text:p text:style-name="P2"><text:s text:c="8"/>),</text:p>
      <text:p text:style-name="P2">?&gt;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DatePicker :</text:h>
      <text:p text:style-name="Standard"/>
      <text:p text:style-name="Standard"/>
      <text:p text:style-name="Standard"/>
      <text:p text:style-name="P4">&lt;?php</text:p>
      <text:p text:style-name="P4"><text:s text:c="8"/>echo $form-&gt;labelEx($model, 'date_intervention');</text:p>
      <text:p text:style-name="P4"><text:s text:c="8"/>$this-&gt;widget('zii.widgets.jui.CJuiDatePicker', array(</text:p>
      <text:p text:style-name="P4"><text:s text:c="12"/>'name' =&gt; 'Ticket[date_intervention]',</text:p>
      <text:p text:style-name="P4"><text:s text:c="12"/>'id' =&gt; 'Ticket_date_intervention',</text:p>
      <text:p text:style-name="P4"><text:s text:c="12"/>// additional javascript options for the date picker plugin</text:p>
      <text:p text:style-name="P4"><text:s text:c="12"/>'options' =&gt; array(</text:p>
      <text:p text:style-name="P4"><text:s text:c="16"/>'dateFormat' =&gt; 'yy/mm/dd',</text:p>
      <text:p text:style-name="P4"><text:s text:c="16"/>'showAnim' =&gt; 'show', </text:p>
      <text:p text:style-name="P4"><text:tab/><text:tab/><text:tab/>//'slide','fold','slideDown','fadeIn','blind','bounce','clip','drop'</text:p>
      <text:p text:style-name="P4"><text:s text:c="16"/>'changeMonth' =&gt; true,</text:p>
      <text:p text:style-name="P4"><text:s text:c="16"/>'changeYear' =&gt; true,</text:p>
      <text:p text:style-name="P4"><text:s text:c="16"/>'minDate' =&gt; date('Y/m/d'),</text:p>
      <text:p text:style-name="P4"><text:tab/><text:tab/><text:tab/>// minimum date</text:p>
      <text:p text:style-name="P4"><text:s text:c="12"/>),</text:p>
      <text:p text:style-name="P4"><text:s text:c="12"/>'htmlOptions' =&gt; array(</text:p>
      <text:p text:style-name="P4"><text:s text:c="16"/>'style' =&gt; 'height:20px;',</text:p>
      <text:p text:style-name="P4"><text:s text:c="12"/>),</text:p>
      <text:p text:style-name="P4"><text:s text:c="8"/>));</text:p>
      <text:p text:style-name="P4"><text:s text:c="8"/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4-02-14T17:22:56.17</meta:creation-date>
    <dc:date>2014-02-21T11:36:37.69</dc:date>
    <dc:creator>Moi Toi</dc:creator>
    <meta:editing-duration>PT17M4S</meta:editing-duration>
    <meta:editing-cycles>14</meta:editing-cycles>
    <meta:generator>OpenOffice/4.0.1$Win32 OpenOffice.org_project/401m5$Build-9714</meta:generator>
    <meta:document-statistic meta:table-count="0" meta:image-count="0" meta:object-count="0" meta:page-count="2" meta:paragraph-count="62" meta:word-count="177" meta:character-count="2038"/>
  </office:meta>
</office:document-meta>
</file>